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24-12-31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23-12-2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23-01-12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22-01-10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21-01-05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20-01-08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19-01-22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18-01-04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17-01-05 22:5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16-01-12 15:38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13-01-24 20:06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12-01-09 21:4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11-01-13 20:40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10-01-04 20:13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09-01-16 16:53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08-01-04 16:02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07-01-10 19:13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06-01-09 15:0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05-01-10 21:17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04-01-07 22:26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03-01-06 21:24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02-01-09 17:58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01-01-03 20:58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2000-01-05 18:57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99-01-12 00:23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98-01-12 15:08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9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9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9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9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9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8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8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8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8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8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8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23098500101</text:p>
          </table:table-cell>
          <table:table-cell office:value-type="string" calcext:value-type="string">
            <text:p>197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